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69.74pt" svg:y="2.83pt">
            <draw:object draw:notify-on-update-of-ranges="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refactor</text:p>
          </table:table-cell>
          <table:table-cell office:value-type="string" calcext:value-type="string">
            <text:p>Halstead Effort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1" calcext:value-type="float">
            <text:p>1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15:42.590000000</meta:creation-date>
    <dc:date>2019-01-07T19:22:51.977000000</dc:date>
    <meta:editing-duration>PT7M11S</meta:editing-duration>
    <meta:editing-cycles>1</meta:editing-cycles>
    <meta:document-statistic meta:table-count="1" meta:cell-count="26" meta:object-count="1"/>
    <meta:generator>LibreOffice/6.1.3.2$Windows_x86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Halstead Effort Values</text:p>
        </chart:title>
        <chart:legend chart:legend-position="end" svg:x="11.375cm" svg:y="4.201cm" style:legend-expansion="high" chart:style-name="ch3"/>
        <chart:plot-area chart:style-name="ch4" table:cell-range-address="Sheet1.B1:Sheet1.B13" chart:data-source-has-labels="row" svg:x="0.32cm" svg:y="1.275cm" svg:width="10.735cm" svg:height="6.564cm">
          <chartooo:coordinate-region svg:x="1.312cm" svg:y="1.474cm" svg:width="9.556cm" svg:height="5.718cm"/>
          <chart:axis chart:dimension="x" chart:name="primary-x" chart:style-name="ch5">
            <chart:title svg:x="4.955cm" svg:y="8.019cm" chart:style-name="ch6">
              <text:p># refactor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B13" chart:label-cell-address="Sheet1.B1:Sheet1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stead Effort 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5">
                <text:p>4205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1">
                <text:p>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